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 style:writing-mode="page"/>
      <style:text-properties fo:font-size="10pt" fo:language="en" fo:country="US" officeooo:rsid="0015dbff" officeooo:paragraph-rsid="0016bcbb" style:font-size-asian="10pt" style:font-size-complex="10pt"/>
    </style:style>
    <style:style style:name="P2" style:family="paragraph" style:parent-style-name="Preformatted_20_Text" style:master-page-name="Standard">
      <style:paragraph-properties fo:line-height="100%" style:page-number="1" style:writing-mode="page"/>
      <style:text-properties fo:font-size="10pt" fo:language="en" fo:country="US" officeooo:rsid="0015dbff" officeooo:paragraph-rsid="0016bcbb" style:font-size-asian="10pt" style:font-size-complex="10pt"/>
    </style:style>
    <style:style style:name="T1" style:family="text">
      <style:text-properties style:text-underline-style="solid" style:text-underline-width="auto" style:text-underline-color="font-color" officeooo:rsid="001880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REEMENT TO GRANT NON-EXCLUSIVE PUBLICATION PERMISSIONS</text:p>
      <text:p text:style-name="P1"/>
      <text:p text:style-name="P1">Original work entitled: Precipitation Maximum Spatial Dependence Structures Modelling</text:p>
      <text:p text:style-name="P1"/>
      <text:p text:style-name="P1">Authors: Eu. Yu. Shchetinin, V. M. Martynova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Eu. Yu. Shchetinin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On the Analysis of Interference Characteristics of Device-to-Device Communications in Wireless Networks</text:p>
      <text:p text:style-name="P1"/>
      <text:p text:style-name="P1">Authors: K. E. Samouilov, Yu. V. Gaidamaka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Yu. V. Gaidamaka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Direct Realization of the Pseudospectral Method of Calculating Waveguide Mode</text:p>
      <text:p text:style-name="P1"/>
      <text:p text:style-name="P1">Authors: Y. Y. Kuziv, L. A. Sevastiano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L. A. Sevastiano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Simulation of Xenon Transition Processes Based on Data of Reactor Experiments and Metric Analysis</text:p>
      <text:p text:style-name="P1"/>
      <text:p text:style-name="P1">Authors: A. V. Kryanev, A. A. Orekhov, A. A. Pineguin, S. V. Semenov, D. K. Udumyan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A. V. Kryane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Time Series Forecasting with Metric Analysis Approach</text:p>
      <text:p text:style-name="P1"/>
      <text:p text:style-name="P1">Authors: V. V. Ivanov, A. V. Kryanev, L. A. Sevastianov, D. K. Udumyan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A. V. Kryane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The Problem of Numerical Simulation of Propagation of Guided Waveguide Modes in a Regular Homogeneous Open Waveguide</text:p>
      <text:p text:style-name="P1"/>
      <text:p text:style-name="P1">Authors: A. S. Drevitskiy, L. A. Sevastianov, D. V. Divako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D. V. Divako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Probability Characteristics Cvaluation in Queueing System with Random Requirements</text:p>
      <text:p text:style-name="P1"/>
      <text:p text:style-name="P1">Authors: E. S. Sopin, O. G. Vikhrova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E. S. Sopin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Sensitivity Analysis of Steady State Reliability Characteristics of a Repairable Cold Standby Data Transmission System to the Shapes of Lifetime and Repair Time Distributions<text:line-break/>of its Elements</text:p>
      <text:p text:style-name="P1"/>
      <text:p text:style-name="P1">Authors: H. G. K. Houankpo, D. V. Kozyre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D. V. Kozyre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Analysis of Performance Measures for Scheme Model with Limit Power Policy Within LSA Framework</text:p>
      <text:p text:style-name="P1"/>
      <text:p text:style-name="P1">Authors: A. A. Golskaia, E. V. Markova, I. L. Dzantiev, I. A. Gudkova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I. A. Gudkova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Stochastic Modeling of Wind Turbines</text:p>
      <text:p text:style-name="P1"/>
      <text:p text:style-name="P1">Authors: M. N. Gevorkyan, A. V. Demidova, A. V. Korolkova, D. S. Kulyabo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M. N. Gevorkyan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Design and Stability Analysis of Nondeterministic Multidimensional Populations Dynamics Models</text:p>
      <text:p text:style-name="P1"/>
      <text:p text:style-name="P1">Authors: A. V. Demidova, O. V. Druzhininak, O. N. Masina<text:line-break/>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A. V. Demidova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On a Method of Investigation Nonlinear Self-consistent Eigen-value Problem with the Growing Potential of Even power</text:p>
      <text:p text:style-name="P1"/>
      <text:p text:style-name="P1">Authors: I. V. Amirkhanov, N. R. Sarker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N. R. Sarker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The Description of Metadata of the Multidimensional Information Systems using Test Data</text:p>
      <text:p text:style-name="P1"/>
      <text:p text:style-name="P1">Authors: M. B. Fomin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M. B. Fomin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Stabilization of a Class of 3D Chaotic Systems Represented by the Takagi-Sugeno Fuzzy Model</text:p>
      <text:p text:style-name="P1"/>
      <text:p text:style-name="P1">Authors: Y. V. Talagae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Y. V. Talagae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Support for Parallel Computing in Julia Language</text:p>
      <text:p text:style-name="P1"/>
      <text:p text:style-name="P1">Authors: D. S. Kulyabov, M. N. Gevorkyan, A. V. Korolkova, L. A. Sevastiano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M. N. Gevorkyan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About Linearization of Active Traffic Management Module Model</text:p>
      <text:p text:style-name="P1"/>
      <text:p text:style-name="P1">Authors: T. R. Velieva, A. V. Korolkova, D. S. Kulyabov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T. R. Velieva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  <text:p text:style-name="P2">AGREEMENT TO GRANT NON-EXCLUSIVE PUBLICATION PERMISSIONS</text:p>
      <text:p text:style-name="P1"/>
      <text:p text:style-name="P1">Original work entitled: Probability-Time Characteristics of M |G|1|∞ Queueing System with Renovation</text:p>
      <text:p text:style-name="P1"/>
      <text:p text:style-name="P1">Authors: I. S. Zaryadov, E. V. Bogdanova, T. A. Milovanova</text:p>
      <text:p text:style-name="P1"/>
      <text:p text:style-name="P1">Prepared for the Workshop:</text:p>
      <text:p text:style-name="P1">Proceedings of the ITTMM 2017 Workshop</text:p>
      <text:p text:style-name="P1">(to be published with CEUR-WS.org)</text:p>
      <text:p text:style-name="P1"/>
      <text:p text:style-name="P1">I hereby grant non-exclusive and non-time limited publication permissions over </text:p>
      <text:p text:style-name="P1">the above-named material (the Material) to the following personals (hereinafter </text:p>
      <text:p text:style-name="P1">the editors/publishers): </text:p>
      <text:p text:style-name="P1"/>
      <text:p text:style-name="P1">Dmitry S. Kulyabov</text:p>
      <text:p text:style-name="P1">Konstantin E. Samouilov</text:p>
      <text:p text:style-name="P1">Leonid A. Sevastianov</text:p>
      <text:p text:style-name="P1"/>
      <text:p text:style-name="P1">In order to include in any and all forms, compile, publish, print, distribute </text:p>
      <text:p text:style-name="P1">and spread such a work with the unique aim of making it as accessible as </text:p>
      <text:p text:style-name="P1">possible for everybody.</text:p>
      <text:p text:style-name="P1"/>
      <text:p text:style-name="P1">However, authors preserve all their copyrights and publication rights.</text:p>
      <text:p text:style-name="P1"/>
      <text:p text:style-name="P1">In the event that any elements used in the Material contain the work of third-</text:p>
      <text:p text:style-name="P1">party individuals, I understand that it is my responsibility to secure any </text:p>
      <text:p text:style-name="P1">necessary permissions and/or licences and will provide it in writing to the </text:p>
      <text:p text:style-name="P1">editor/publishers. If the copyright holder requires a citation to a copyrighted </text:p>
      <text:p text:style-name="P1">work, I have obtained the correct wording and have included it in the designated </text:p>
      <text:p text:style-name="P1">space in the text.</text:p>
      <text:p text:style-name="P1"/>
      <text:p text:style-name="P1">I hereby release and discharge the editors/publishers and other publication </text:p>
      <text:p text:style-name="P1">sponsors and organizers from any all liability arising out of my inclusion in </text:p>
      <text:p text:style-name="P1">the publication, or in connection with the performance of any of the activities </text:p>
      <text:p text:style-name="P1">described in this document as permitted herein. This includes, but is not </text:p>
      <text:p text:style-name="P1">limited to, my right of privacy or publicity, copyright, patent rights, trade </text:p>
      <text:p text:style-name="P1">secret rights, moral rights or trademark rights.</text:p>
      <text:p text:style-name="P1"/>
      <text:p text:style-name="P1">I have used third-party material: <text:s/>( ) Yes <text:s/>(*) No</text:p>
      <text:p text:style-name="P1"/>
      <text:p text:style-name="P1">If the previous answer is yes, I have the necessary permission to use the third-</text:p>
      <text:p text:style-name="P1">party material: ( ) Yes <text:s/>( ) No <text:s/>(*) Not applicable</text:p>
      <text:p text:style-name="P1"/>
      <text:p text:style-name="P1">Print Name: _______________________________________I. S. Zaryadov</text:p>
      <text:p text:style-name="P1"/>
      <text:p text:style-name="P1">Date: __<text:span text:style-name="T1">05.06.2017</text:span>____________________________________________________________</text:p>
      <text:p text:style-name="P1"/>
      <text:p text:style-name="P1">Please upload this form together with your final version, following the </text:p>
      <text:p text:style-name="P1">instructions that we will provi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fals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02T20:11:40.184699728</dc:date>
    <meta:editing-cycles>11</meta:editing-cycles>
    <meta:editing-duration>PT42M51S</meta:editing-duration>
    <meta:document-statistic meta:table-count="0" meta:image-count="0" meta:object-count="0" meta:page-count="33" meta:paragraph-count="595" meta:word-count="5269" meta:character-count="35342" meta:non-whitespace-character-count="30344"/>
  </office:meta>
</office:document-meta>
</file>